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178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f10d0c" fo:font-weight="normal" fo:font-style="normal" style:font-weight-asian="normal" style:font-weight-complex="normal" style:font-style-asian="normal" style:font-style-complex="normal"/>
    </style:style>
    <style:style style:name="T29" style:family="text">
      <style:text-properties fo:color="#bf0041"/>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6.908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1.56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8">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9">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9">[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8">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8">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8">ایک حال سے دوسری حال میں عبور کرتا ہے، </text:span><text:span text:style-name="T16">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4">عبوری امکان، عبوری احتمال</text:span>، <text:span text:style-name="T15">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33">عبوری دور</text:span>،<text:span text:style-name="T15">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45">
          <table:table-cell table:number-columns-repeated="1024"/>
        </table:table-row>
        <table:table-row table:style-name="ro5">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5">00/00/0000</text:date>, <text:time style:data-style-name="N2" text:time-value="09:35:41.3026609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05T13:09:19.714846481</dc:date>
    <meta:editing-duration>P100DT1H16M</meta:editing-duration>
    <meta:editing-cycles>4416</meta:editing-cycles>
    <meta:generator>LibreOffice/6.4.7.2$Linux_X86_64 LibreOffice_project/40$Build-2</meta:generator>
    <meta:document-statistic meta:table-count="3" meta:cell-count="701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